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41a6f"/>
    </style:style>
    <style:style style:name="P2" style:family="paragraph" style:parent-style-name="Header">
      <style:text-properties fo:language="en" fo:country="US" officeooo:rsid="00906b03" officeooo:paragraph-rsid="00906b03"/>
    </style:style>
    <style:style style:name="P3" style:family="paragraph" style:parent-style-name="Header">
      <style:paragraph-properties fo:text-align="start" style:justify-single-word="false"/>
      <style:text-properties fo:language="en" fo:country="US" officeooo:paragraph-rsid="00922f50"/>
    </style:style>
    <style:style style:name="P4" style:family="paragraph" style:parent-style-name="Header">
      <style:paragraph-properties fo:text-align="start" style:justify-single-word="false"/>
      <style:text-properties fo:language="en" fo:country="US" officeooo:paragraph-rsid="0099944c"/>
    </style:style>
    <style:style style:name="P5" style:family="paragraph" style:parent-style-name="Standard">
      <style:text-properties fo:language="en" fo:country="US"/>
    </style:style>
    <style:style style:name="P6" style:family="paragraph" style:parent-style-name="Standard">
      <style:text-properties fo:font-style="normal" fo:font-weight="normal" officeooo:rsid="00a913e3" style:font-style-asian="normal" style:font-weight-asian="normal" style:font-style-complex="normal" style:font-weight-complex="normal"/>
    </style:style>
    <style:style style:name="P7" style:family="paragraph" style:parent-style-name="Text_20_body">
      <style:text-properties fo:language="en" fo:country="US"/>
    </style:style>
    <style:style style:name="P8" style:family="paragraph" style:parent-style-name="Text_20_body">
      <style:text-properties officeooo:paragraph-rsid="00a7a417"/>
    </style:style>
    <style:style style:name="P9" style:family="paragraph" style:parent-style-name="Text_20_body">
      <style:text-properties fo:font-style="normal" fo:font-weight="normal" officeooo:rsid="00a913e3" officeooo:paragraph-rsid="00a913e3" style:font-style-asian="normal" style:font-weight-asian="normal" style:font-style-complex="normal" style:font-weight-complex="normal"/>
    </style:style>
    <style:style style:name="P10" style:family="paragraph" style:parent-style-name="Title_20_page">
      <style:text-properties fo:language="en" fo:country="US"/>
    </style:style>
    <style:style style:name="P11" style:family="paragraph" style:parent-style-name="Title_20_page">
      <style:text-properties fo:language="en" fo:country="US" officeooo:rsid="009ef426" officeooo:paragraph-rsid="009ef426"/>
    </style:style>
    <style:style style:name="P12" style:family="paragraph" style:parent-style-name="Title_20_page">
      <style:text-properties fo:language="en" fo:country="US" officeooo:rsid="00b60f28" officeooo:paragraph-rsid="00b60f28"/>
    </style:style>
    <style:style style:name="P13" style:family="paragraph" style:parent-style-name="Title_20_page">
      <style:text-properties fo:language="en" fo:country="US" fo:font-weight="bold" officeooo:rsid="00b60f28" officeooo:paragraph-rsid="00b60f28" style:font-weight-asian="bold" style:font-weight-complex="bold"/>
    </style:style>
    <style:style style:name="P14" style:family="paragraph" style:parent-style-name="Bibliography_20_1">
      <style:paragraph-properties>
        <style:tab-stops/>
      </style:paragraph-properties>
      <style:text-properties fo:language="en" fo:country="US" officeooo:rsid="00af9816" officeooo:paragraph-rsid="00af9816"/>
    </style:style>
    <style:style style:name="P15" style:family="paragraph" style:parent-style-name="Bibliography_20_1">
      <style:paragraph-properties>
        <style:tab-stops/>
      </style:paragraph-properties>
      <style:text-properties fo:language="en" fo:country="US" officeooo:rsid="00b0d7ef" officeooo:paragraph-rsid="00b0d7ef"/>
    </style:style>
    <style:style style:name="P16" style:family="paragraph" style:parent-style-name="Bibliography_20_1">
      <style:paragraph-properties>
        <style:tab-stops/>
      </style:paragraph-properties>
      <style:text-properties fo:language="en" fo:country="US" fo:font-style="normal" fo:font-weight="normal" officeooo:rsid="00a913e3" officeooo:paragraph-rsid="00af9816" style:font-style-asian="normal" style:font-weight-asian="normal" style:font-style-complex="normal" style:font-weight-complex="normal"/>
    </style:style>
    <style:style style:name="P17" style:family="paragraph" style:parent-style-name="Heading_20_1">
      <style:text-properties fo:language="en" fo:country="US" officeooo:rsid="00ba8a99" officeooo:paragraph-rsid="00ba8a99"/>
    </style:style>
    <style:style style:name="P18" style:family="paragraph" style:parent-style-name="Heading_20_1">
      <style:paragraph-properties fo:text-align="center" style:justify-single-word="false" fo:break-before="page"/>
      <style:text-properties fo:language="en" fo:country="US" officeooo:rsid="00c65397" officeooo:paragraph-rsid="00c65397"/>
    </style:style>
    <style:style style:name="P19" style:family="paragraph" style:parent-style-name="Heading_20_2">
      <style:text-properties fo:language="en" fo:country="US" officeooo:rsid="00bd00e0" officeooo:paragraph-rsid="00bd00e0"/>
    </style:style>
    <style:style style:name="P20" style:family="paragraph" style:parent-style-name="Heading_20_2">
      <style:text-properties fo:language="en" fo:country="US" officeooo:rsid="00bfb192" officeooo:paragraph-rsid="00bfb192"/>
    </style:style>
    <style:style style:name="P21" style:family="paragraph" style:parent-style-name="Heading_20_2">
      <style:text-properties fo:language="en" fo:country="US" officeooo:rsid="00c1942f" officeooo:paragraph-rsid="00c1942f"/>
    </style:style>
    <style:style style:name="P22" style:family="paragraph" style:parent-style-name="Bibliography_20_1">
      <style:paragraph-properties>
        <style:tab-stops/>
      </style:paragraph-properties>
      <style:text-properties fo:language="en" fo:country="US" officeooo:rsid="00af9816" officeooo:paragraph-rsid="00af9816"/>
    </style:style>
    <style:style style:name="P23" style:family="paragraph" style:parent-style-name="Bibliography_20_1">
      <style:paragraph-properties>
        <style:tab-stops/>
      </style:paragraph-properties>
      <style:text-properties fo:language="en" fo:country="US" officeooo:rsid="00c35ab1" officeooo:paragraph-rsid="00c9a330"/>
    </style:style>
    <style:style style:name="P24" style:family="paragraph" style:parent-style-name="Bibliography_20_1">
      <style:paragraph-properties>
        <style:tab-stops/>
      </style:paragraph-properties>
      <style:text-properties fo:language="en" fo:country="US" officeooo:rsid="00c35ab1" officeooo:paragraph-rsid="00ce5e1c"/>
    </style:style>
    <style:style style:name="P25" style:family="paragraph" style:parent-style-name="Bibliography_20_1">
      <style:paragraph-properties>
        <style:tab-stops/>
      </style:paragraph-properties>
      <style:text-properties fo:language="en" fo:country="US" officeooo:rsid="00c9495b" officeooo:paragraph-rsid="00c35ab1"/>
    </style:style>
    <style:style style:name="P26" style:family="paragraph" style:parent-style-name="Bibliography_20_1">
      <style:paragraph-properties>
        <style:tab-stops/>
      </style:paragraph-properties>
      <style:text-properties fo:language="en" fo:country="US" officeooo:rsid="00c9495b" officeooo:paragraph-rsid="00c9a330"/>
    </style:style>
    <style:style style:name="P27" style:family="paragraph" style:parent-style-name="Bibliography_20_1">
      <style:paragraph-properties>
        <style:tab-stops/>
      </style:paragraph-properties>
      <style:text-properties fo:language="en" fo:country="US" officeooo:rsid="00ce1b80" officeooo:paragraph-rsid="00ce1b80"/>
    </style:style>
    <style:style style:name="P28" style:family="paragraph" style:parent-style-name="Bibliography_20_1">
      <style:paragraph-properties fo:margin-left="0in" fo:margin-right="0in" fo:text-indent="0in" style:auto-text-indent="false">
        <style:tab-stops/>
      </style:paragraph-properties>
      <style:text-properties fo:language="en" fo:country="US" officeooo:rsid="00bfb192" officeooo:paragraph-rsid="00c9a330"/>
    </style:style>
    <style:style style:name="P29" style:family="paragraph" style:parent-style-name="Text_20_body">
      <style:paragraph-properties fo:text-align="justify" style:justify-single-word="false"/>
      <style:text-properties officeooo:paragraph-rsid="00a640d8"/>
    </style:style>
    <style:style style:name="P30" style:family="paragraph" style:parent-style-name="Text_20_body">
      <style:paragraph-properties fo:text-align="justify" style:justify-single-word="false"/>
      <style:text-properties officeooo:rsid="00be24e8" officeooo:paragraph-rsid="00be24e8"/>
    </style:style>
    <style:style style:name="P31" style:family="paragraph" style:parent-style-name="Text_20_body">
      <style:paragraph-properties fo:text-align="justify" style:justify-single-word="false"/>
      <style:text-properties officeooo:rsid="00bfb192" officeooo:paragraph-rsid="00c11c88"/>
    </style:style>
    <style:style style:name="P32" style:family="paragraph" style:parent-style-name="Text_20_body">
      <style:paragraph-properties fo:text-align="justify" style:justify-single-word="false"/>
      <style:text-properties officeooo:rsid="00c1942f" officeooo:paragraph-rsid="00c1942f"/>
    </style:style>
    <style:style style:name="P33" style:family="paragraph" style:parent-style-name="Text_20_body" style:list-style-name="L1">
      <style:paragraph-properties fo:text-align="justify" style:justify-single-word="false"/>
      <style:text-properties officeooo:rsid="00c65397" officeooo:paragraph-rsid="00c65397"/>
    </style:style>
    <style:style style:name="P34" style:family="paragraph" style:parent-style-name="Text_20_body" style:list-style-name="L1">
      <style:paragraph-properties fo:text-align="justify" style:justify-single-word="false"/>
      <style:text-properties officeooo:rsid="00c75011" officeooo:paragraph-rsid="00c75011"/>
    </style:style>
    <style:style style:name="P35" style:family="paragraph" style:parent-style-name="Text_20_body">
      <style:paragraph-properties fo:text-align="justify" style:justify-single-word="false"/>
      <style:text-properties officeooo:rsid="00c9495b" officeooo:paragraph-rsid="00c9495b"/>
    </style:style>
    <style:style style:name="P36" style:family="paragraph" style:parent-style-name="Text_20_body">
      <style:paragraph-properties fo:text-align="justify" style:justify-single-word="false"/>
      <style:text-properties officeooo:rsid="00cb4b9d" officeooo:paragraph-rsid="00cb4b9d"/>
    </style:style>
    <style:style style:name="P37" style:family="paragraph" style:parent-style-name="Abstract_2c__20_Body_2c__20__26__20_References_20_Header">
      <style:paragraph-properties fo:break-before="page"/>
      <style:text-properties fo:font-weight="bold" style:font-weight-asian="bold" style:font-weight-complex="bold"/>
    </style:style>
    <style:style style:name="P38" style:family="paragraph" style:parent-style-name="Title_20_page">
      <style:text-properties fo:language="en" fo:country="US" fo:font-weight="bold" officeooo:rsid="00b60f28" officeooo:paragraph-rsid="00b60f28" style:font-weight-asian="bold" style:font-weight-complex="bold"/>
    </style:style>
    <style:style style:name="P39" style:family="paragraph" style:parent-style-name="Title_20_page">
      <style:paragraph-properties fo:break-before="page"/>
      <style:text-properties fo:language="en" fo:country="US" fo:font-weight="bold" officeooo:rsid="00b60f28" officeooo:paragraph-rsid="00b9ee8d" style:font-weight-asian="bold" style:font-weight-complex="bold"/>
    </style:style>
    <style:style style:name="T1" style:family="text">
      <style:text-properties officeooo:rsid="00946385"/>
    </style:style>
    <style:style style:name="T2" style:family="text">
      <style:text-properties officeooo:rsid="00998e28"/>
    </style:style>
    <style:style style:name="T3" style:family="text">
      <style:text-properties fo:language="en" fo:country="US"/>
    </style:style>
    <style:style style:name="T4" style:family="text">
      <style:text-properties fo:language="en" fo:country="US" officeooo:rsid="00b9ee8d"/>
    </style:style>
    <style:style style:name="T5" style:family="text">
      <style:text-properties fo:language="en" fo:country="US" officeooo:rsid="00ac91e2"/>
    </style:style>
    <style:style style:name="T6" style:family="text">
      <style:text-properties fo:language="en" fo:country="US" officeooo:rsid="00a7a417"/>
    </style:style>
    <style:style style:name="T7" style:family="text">
      <style:text-properties fo:language="en" fo:country="US" officeooo:rsid="00c11137"/>
    </style:style>
    <style:style style:name="T8" style:family="text">
      <style:text-properties fo:language="en" fo:country="US" officeooo:rsid="00c11c88"/>
    </style:style>
    <style:style style:name="T9" style:family="text">
      <style:text-properties fo:language="en" fo:country="US" officeooo:rsid="00c35ab1"/>
    </style:style>
    <style:style style:name="T10" style:family="text">
      <style:text-properties fo:language="en" fo:country="US" officeooo:rsid="00c5b557"/>
    </style:style>
    <style:style style:name="T11" style:family="text">
      <style:text-properties fo:language="en" fo:country="US" officeooo:rsid="00c65397"/>
    </style:style>
    <style:style style:name="T12" style:family="text">
      <style:text-properties fo:language="en" fo:country="US" officeooo:rsid="00c9495b"/>
    </style:style>
    <style:style style:name="T13" style:family="text">
      <style:text-properties fo:font-weight="bold" style:font-weight-asian="bold" style:font-weight-complex="bold"/>
    </style:style>
    <style:style style:name="T14" style:family="text">
      <style:text-properties fo:font-weight="bold" officeooo:rsid="00c81aef"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a913e3"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a913e3" style:font-style-asian="normal" style:font-style-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a913e3" style:font-style-asian="italic" style:font-weight-asian="normal" style:font-style-complex="italic" style:font-weight-complex="normal"/>
    </style:style>
    <style:style style:name="T21" style:family="text">
      <style:text-properties fo:font-style="italic" fo:font-weight="normal" officeooo:rsid="00b0d7ef" style:font-style-asian="italic" style:font-weight-asian="normal" style:font-style-complex="italic" style:font-weight-complex="normal"/>
    </style:style>
    <style:style style:name="T22" style:family="text">
      <style:text-properties fo:font-style="italic" fo:font-weight="normal" style:font-style-asian="normal" style:font-weight-asian="normal" style:font-style-complex="normal" style:font-weight-complex="normal"/>
    </style:style>
    <style:style style:name="T23" style:family="text">
      <style:text-properties officeooo:rsid="00c35ab1"/>
    </style:style>
    <style:style style:name="T24" style:family="text">
      <style:text-properties officeooo:rsid="00c65397"/>
    </style:style>
    <style:style style:name="T25" style:family="text">
      <style:text-properties style:text-position="super 58%" fo:font-style="normal" fo:font-weight="normal" officeooo:rsid="00a913e3" style:font-style-asian="normal" style:font-weight-asian="normal" style:font-style-complex="normal" style:font-weight-complex="normal"/>
    </style:style>
    <style:style style:name="T26" style:family="text">
      <style:text-properties officeooo:rsid="00cb4b9d"/>
    </style:style>
    <style:style style:name="T27" style:family="text">
      <style:text-properties officeooo:rsid="00cce3a5"/>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13"/>
      <text:p text:style-name="P13">A Terminal-Based PacMan Game in Java</text:p>
      <text:p text:style-name="P12">Sean Connor</text:p>
      <text:p text:style-name="P12">Johns Hopkins University</text:p>
      <text:p text:style-name="P12">10 March 2018</text:p>
      <text:p text:style-name="P10"/>
      <text:p text:style-name="P10"/>
      <text:p text:style-name="P10"/>
      <text:p text:style-name="P11"/>
      <text:p text:style-name="P39">A Terminal-Based PacMan Game in Java</text:p>
      <text:p text:style-name="P29"><text:span text:style-name="T4">The goal of this mini-project assignment is to design and program a PacMan-style game to be run in a terminal, following requirements set forth in the Mini-Project 1 Instructions document.</text:span><text:span text:style-name="T5"> <text:s/></text:span></text:p>
      <text:h text:style-name="P17" text:outline-level="1">General Program Design</text:h>
      <text:h text:style-name="P19" text:outline-level="2">Program Organization</text:h>
      <text:p text:style-name="P30"><text:span text:style-name="T6">T</text:span><text:span text:style-name="T3">he initial design of the program was conceived by breaking down the overall task of creating a functioning PacMan game into smaller, more manageable parts. Individual parts to address include obtaining valid user input, creating of the game board, modifying the game board to account for cookies, PacMan direction/location, etc., and tracking of information such as PacMan location, number of cookies consumed, etc. Considering this, the logical direction was creating methods to achieve each of these goals. Once complete, the game could essentially be run with minimal code from the main() method.</text:span></text:p>
      <text:h text:style-name="P20" text:outline-level="2">Major Data Structures</text:h>
      <text:p text:style-name="P31"><text:span text:style-name="T6">T</text:span><text:span text:style-name="T3">he first major consideration was determining how to store all required data. </text:span><text:span text:style-name="T7">Initially, I thought to keep variables like PacMan x-position, y-position, cookie counter, and turn counter in separate variables. However, after attempting to return multiple values from a method, I realized that storing and updating values of an array would be much more feasible (StackExchange, 2010). Thus, one major data structure is an int[] array containing PacMan x-position at index 0, y-position at index 1, cookie counter at index 2, and turn counter at index 3. As per the instructions, a 2-dimensional grid (game board) was created using standard array(s). To achieve this, a 2-D char[][] array was created of the form </text:span><text:span text:style-name="T8">char[height][width]. </text:span></text:p>
      <text:p text:style-name="P31"><text:span text:style-name="T8">Objects also play a major role in this program. To fill the board with cookies, a Random object, created as an instance of the Random class, was required. To achieve valid user input, Scanner and Integer objects were required.</text:span></text:p>
      <text:h text:style-name="P21" text:outline-level="2"><text:soft-page-break/>Command Processing And state Maintenance</text:h>
      <text:p text:style-name="P32"><text:span text:style-name="T7">C</text:span><text:span text:style-name="T3">ommands were processed using a method called runGame, which contains a while loop containing a switch statement with cases for each of the possible commands. While the userselection variable is not equal to the command for ‘Exit’, the runGame method will continue to run and accept user input for ‘Move’, ‘Turn Left’, etc. </text:span></text:p>
      <text:p text:style-name="P32"><text:span text:style-name="T3">One of the more difficult/tedious aspects of creating this program was ensuring that the user input is valid. This means that when prompting the user for a command, input would only be accepted if it was an integer value between 0 and 4, inclusive. Any integer input outside of these values, decimal input, or other characters/letters/blank inputs would be rejected and the user would be prompted to enter a valid selection. This was achieved using a combination of while, if/else, and try/catch statements in conjunction with the Integer and Scanner classes, which allow for use of </text:span><text:span text:style-name="T9">Scanner.nextLine() input (string) to be verified as empty (with the .isEmpty() method) </text:span><text:span text:style-name="T12">(Schildt, 2017) </text:span><text:span text:style-name="T9">or converted to Integer type using the Integer.valueOf(i) method and then catching exception if input is not an integer (Java 9 </text:span><text:span text:style-name="T10">API</text:span><text:span text:style-name="T9">, 2017). A </text:span><text:span text:style-name="T11">list of created methods can be found in Appendix A and can provide insight to the design/flow of the program.</text:span></text:p>
      <text:h text:style-name="P17" text:outline-level="1">Alternative Approaches</text:h>
      <text:p text:style-name="P35">As mentioned previously, it was determined that, in this case, the best way to store position and counter data was through a 1-D int[] array. However, when researching methods of data storage, and in particular returning multiple values from a function, I found that custom objects can also be created to store and return multiple values. In fact, some StackExchange users recommended this method over storing in a simple array as it improves readability of code (StackExchange, 2017). <text:span text:style-name="T26">This was rejected because, at the time, I had not yet learned of creating new/custom classes and the array method was simple enough for this purpose.</text:span></text:p>
      <text:h text:style-name="P17" text:outline-level="1"><text:soft-page-break/>Closing Remarks</text:h>
      <text:p text:style-name="P36">This project was a fun and effective learning experience. I believe that the most important lesson learned from this project is the importance and effectiveness of breaking more complex programming tasks into smaller/simpler tasks via creation of methods/classes.</text:p>
      <text:p text:style-name="P36">At the time of creation, I had not yet learned how to create new/custom classes to truly embrace the Java object-oriented style. While this project was small enough that handling everything in a single class was not a problem, if I was to do it again I would likely incorporate additional classes into the program (perhaps make separate Board and Pacman classes?). This would serve as a good learning exercise, but also would allow for one to build off of the code to create additional features, or even reuse the code in new projects. </text:p>
      <text:p text:style-name="P36">One thing I am still wrapping my head around is how to create reusable code. In this case, my getUserSelection and getBoardDimension methods are very similar. In fact, these methods are very similar to all methods I have created in this course for user input. If I could create a standardized method for getting user input, it could likely be used in any program that retrieves input from the terminal <text:span text:style-name="T27">(perhaps like class Input, method getInt → Input.getInt(int min, int max) which would prompt the user for integer input between min and max and would reject any other input, such as blank spaces, alphabetic characters, or integers outside of range). </text:span></text:p>
      <text:h text:style-name="P18" text:outline-level="1"><text:span text:style-name="T23">A</text:span>ppendix A – Method List</text:h>
      <text:list xml:id="list2569028059" text:style-name="L1">
        <text:list-item>
          <text:p text:style-name="P33"><text:span text:style-name="T13">runGame(…)</text:span> - accept user command and execute appropriate method</text:p>
        </text:list-item>
        <text:list-item>
          <text:p text:style-name="P33"><text:span text:style-name="T13">movePacman(…)</text:span> - utilize switch statements based on Pacman orientation to execute move (update game board array and position/counter array)</text:p>
        </text:list-item>
        <text:list-item>
          <text:p text:style-name="P33"><text:span text:style-name="T13">turnLeft(…)</text:span> and <text:span text:style-name="T13">turnRight(…)</text:span> - utilize switch statements based on Pacman orientation to execute turn (update game board array and position/counter array)</text:p>
        </text:list-item>
        <text:list-item>
          <text:p text:style-name="P33"><text:span text:style-name="T13">getUserSelection(…)</text:span> - prompt user for command selection and return valid integer input.</text:p>
        </text:list-item>
        <text:list-item>
          <text:p text:style-name="P34"><text:span text:style-name="T13">getBoardDimension(…)</text:span> - <text:span text:style-name="T24">prompt user for </text:span>board dimension (height/width) s<text:span text:style-name="T24">election and return valid integer input.</text:span></text:p>
        </text:list-item>
        <text:list-item>
          <text:p text:style-name="P33"><text:span text:style-name="T13">createBoard(…)</text:span> - utilize nested for-loop to populate board[][] with ‘.’ characters, and a ‘&gt;’ character at board[0][0].</text:p>
        </text:list-item>
        <text:list-item>
          <text:p text:style-name="P34"><text:span text:style-name="T14">a</text:span><text:span text:style-name="T13">ddCookies(…)</text:span> - utilize if-statement and Random() object to fill board[height][width] with <draw:frame draw:style-name="fr1" draw:name="Object1" text:anchor-type="as-char" svg:y="-0.152in" svg:width="1.4252in" svg:height="0.1992in" draw:z-index="0"><draw:object xlink:href="./Object 1" xlink:type="simple" xlink:show="embed" xlink:actuate="onLoad"/><draw:image xlink:href="./ObjectReplacements/Object 1" xlink:type="simple" xlink:show="embed" xlink:actuate="onLoad"/></draw:frame>‘o’ characters representing cookies. ‘o’ characters will replace only ‘.’ characters, and will not override the ‘&gt;’ character.</text:p>
        </text:list-item>
        <text:list-item>
          <text:p text:style-name="P34"><text:span text:style-name="T13">printBoard(…)</text:span> - utilize nested for-loop to print each index of board[height][width] to the terminal.</text:p>
        </text:list-item>
        <text:list-item>
          <text:p text:style-name="P34"><text:span text:style-name="T13">pacmanInstructions()</text:span> - simply prints the game instructions and command list.</text:p>
        </text:list-item>
        <text:list-item>
          <text:p text:style-name="P34"><text:span text:style-name="T13">gameStats(…)</text:span> - <text:s/>prints the game stats to include number of turns, cookies acquired, and avg number of turns per cookie acquired.</text:p>
        </text:list-item>
      </text:list>
      <text:p text:style-name="P8"><text:span text:style-name="T16"/></text:p>
      <text:p text:style-name="P9"/>
      <text:p text:style-name="P6"/>
      <text:p text:style-name="P37"><text:span text:style-name="T18">R</text:span><text:span text:style-name="T17">eferences</text:span></text:p>
      <text:p text:style-name="P27"><text:span text:style-name="T15">How to Return 2 values from a Java method? (2010, May 14) StackExchange. Retrieved from </text:span><text:a xlink:type="simple" xlink:href="https://stackoverflow.com/questions/2832472/how-to-return-2-values-from-a-java-method" text:style-name="Internet_20_link" text:visited-style-name="Visited_20_Internet_20_Link"><text:span text:style-name="T16">https://stackoverflow.com/questions/2832472/how-to-return-2-values-from-a-java-method</text:span></text:a><text:span text:style-name="T15"> </text:span></text:p>
      <text:p text:style-name="P23"><text:span text:style-name="T15">Schildt, H. (2017). </text:span><text:span text:style-name="T22">Java, The Complete Reference</text:span><text:span text:style-name="T15"> (10th ed.). McGraw-Hill. </text:span></text:p>
      <text:p text:style-name="P24"><text:span text:style-name="T15">Java® Platform, Standard Edition &amp; Java Development KitVersion 9 API Specification. (n.d.). Retrieved March 11, 2018, from </text:span><text:a xlink:type="simple" xlink:href="https://docs.oracle.com/javase/9/docs/api/overview-summary.html" text:style-name="Internet_20_link" text:visited-style-name="Visited_20_Internet_20_Link"><text:span text:style-name="T15">https://docs.oracle.com/javase/9/docs/api/overview-summary.html</text:span></text:a></text:p>
      <text:p text:style-name="P24"><text:span text:style-name="T15"><text:s/></text:span></text:p>
      <text:p text:style-name="P28"><text:span text:style-name="T15"/></text:p>
      <text:p text:style-name="P25"><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cb4b9d"/>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605.201 MINI-PROJECT 1<text:tab/><text:tab/></text:span><text:span text:style-name="MT1"><text:page-number text:select-page="current">6</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1:27:59.389000000</meta:creation-date>
    <meta:editing-duration>PT1H15M24S</meta:editing-duration>
    <meta:editing-cycles>18</meta:editing-cycles>
    <meta:generator>LibreOffice/6.0.1.1$Windows_X86_64 LibreOffice_project/60bfb1526849283ce2491346ed2aa51c465abfe6</meta:generator>
    <dc:date>2018-03-11T13:47:26.342000000</dc:date>
    <meta:document-statistic meta:table-count="0" meta:image-count="0" meta:object-count="1" meta:page-count="6" meta:paragraph-count="41" meta:word-count="1111" meta:character-count="7130" meta:non-whitespace-character-count="6054"/>
  </office:meta>
</office:document-meta>
</file>

<file path=Object 1/content.xml><?xml version="1.0" encoding="utf-8"?>
<math xmlns="http://www.w3.org/1998/Math/MathML" display="block">
  <semantics>
    <mrow>
      <mn>0.08</mn>
      <mrow>
        <mo fence="true" stretchy="false">(</mo>
        <mrow>
          <mrow>
            <mi mathvariant="italic">height</mi>
            <mo stretchy="false">∗</mo>
            <mi mathvariant="italic">width</mi>
          </mrow>
        </mrow>
        <mo fence="true" stretchy="false">)</mo>
      </mrow>
    </mrow>
    <annotation encoding="StarMath 5.0">0.08( height * width  )</annotation>
  </semantics>
</math>
</file>